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78cm" fo:min-width="2.20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04cm" fo:min-width="2.85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1.5cm"/>
      <style:paragraph-properties style:writing-mode="lr-tb"/>
    </style:style>
    <style:style style:name="gr4" style:family="graphic" style:parent-style-name="objectwithoutfill">
      <style:graphic-properties draw:marker-end="Pontas_20_das_20_setas_20_72" draw:marker-end-width="0.3cm" draw:fill="none" draw:textarea-vertical-align="middle"/>
    </style:style>
    <style:style style:name="gr5" style:family="graphic" style:parent-style-name="objectwithoutfill">
      <style:graphic-properties draw:marker-end="Pontas_20_das_20_setas_20_73" draw:marker-end-width="0.3cm" draw:fill="none" draw:textarea-vertical-align="middle"/>
    </style:style>
    <style:style style:name="gr6" style:family="graphic" style:parent-style-name="objectwithoutfill">
      <style:graphic-properties draw:marker-end="Pontas_20_das_20_setas_20_74" draw:marker-end-width="0.3cm" draw:fill="none" draw:textarea-vertical-align="middle"/>
    </style:style>
    <style:style style:name="gr7" style:family="graphic" style:parent-style-name="objectwithoutfill">
      <style:graphic-properties draw:marker-end="Pontas_20_das_20_setas_20_76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227cm" fo:min-width="2.84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66cm" fo:min-width="1.557cm"/>
      <style:paragraph-properties style:writing-mode="lr-tb"/>
    </style:style>
    <style:style style:name="gr10" style:family="graphic" style:parent-style-name="objectwithoutfill">
      <style:graphic-properties draw:marker-end="Pontas_20_das_20_setas_20_77" draw:marker-end-width="0.3cm" draw:fill="none" draw:textarea-vertical-align="middle"/>
    </style:style>
    <style:style style:name="gr11" style:family="graphic" style:parent-style-name="objectwithoutfill">
      <style:graphic-properties draw:marker-end="Pontas_20_das_20_setas_20_78" draw:marker-end-width="0.3cm" draw:fill="none" draw:textarea-vertical-align="middle"/>
    </style:style>
    <style:style style:name="gr12" style:family="graphic" style:parent-style-name="objectwithoutfill">
      <style:graphic-properties draw:marker-end="Pontas_20_das_20_setas_20_81" draw:marker-end-width="0.3cm" draw:fill="none" draw:textarea-vertical-align="middle"/>
    </style:style>
    <style:style style:name="gr13" style:family="graphic" style:parent-style-name="objectwithoutfill">
      <style:graphic-properties draw:marker-end="Pontas_20_das_20_setas_20_82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1.104cm" fo:min-width="3.467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66cm" fo:min-width="1.402cm"/>
      <style:paragraph-properties style:writing-mode="lr-tb"/>
    </style:style>
    <style:style style:name="gr16" style:family="graphic" style:parent-style-name="objectwithoutfill">
      <style:graphic-properties draw:marker-end="Pontas_20_das_20_setas_20_83" draw:marker-end-width="0.3cm" draw:fill="none" draw:textarea-vertical-align="middle"/>
    </style:style>
    <style:style style:name="gr17" style:family="graphic" style:parent-style-name="objectwithoutfill">
      <style:graphic-properties draw:marker-end="Pontas_20_das_20_setas_20_87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1.104cm" fo:min-width="4.046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754cm" fo:min-width="2.256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54cm" fo:min-width="2.194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786cm" fo:min-width="2.101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766cm" fo:min-width="1.396cm"/>
      <style:paragraph-properties style:writing-mode="lr-tb"/>
    </style:style>
    <style:style style:name="gr23" style:family="graphic" style:parent-style-name="objectwithoutfill">
      <style:graphic-properties draw:marker-end="Pontas_20_das_20_setas_20_89" draw:marker-end-width="0.3cm" draw:fill="none" draw:textarea-vertical-align="middle"/>
    </style:style>
    <style:style style:name="gr24" style:family="graphic" style:parent-style-name="objectwithoutfill">
      <style:graphic-properties draw:marker-end="Pontas_20_das_20_setas_20_90" draw:marker-end-width="0.3cm" draw:fill="none" draw:textarea-vertical-align="middle"/>
    </style:style>
    <style:style style:name="gr25" style:family="graphic" style:parent-style-name="objectwithoutfill">
      <style:graphic-properties draw:marker-end="Pontas_20_das_20_setas_20_91" draw:marker-end-width="0.3cm" draw:fill="none" draw:textarea-vertical-align="middle"/>
    </style:style>
    <style:style style:name="gr26" style:family="graphic" style:parent-style-name="objectwithoutfill">
      <style:graphic-properties draw:marker-end="Pontas_20_das_20_setas_20_92" draw:marker-end-width="0.3cm" draw:fill="none" draw:textarea-vertical-align="middle"/>
    </style:style>
    <style:style style:name="gr27" style:family="graphic" style:parent-style-name="objectwithoutfill">
      <style:graphic-properties draw:marker-end="Pontas_20_das_20_setas_20_93" draw:marker-end-width="0.3cm" draw:fill="none" draw:textarea-vertical-align="middle"/>
    </style:style>
    <style:style style:name="gr28" style:family="graphic" style:parent-style-name="objectwithoutfill">
      <style:graphic-properties draw:marker-end="Pontas_20_das_20_setas_20_96" draw:marker-end-width="0.3cm" draw:fill="none" draw:textarea-vertical-align="middle"/>
    </style:style>
    <style:style style:name="gr29" style:family="graphic" style:parent-style-name="objectwithoutfill">
      <style:graphic-properties draw:marker-end="Pontas_20_das_20_setas_20_98" draw:marker-end-width="0.3cm" draw:fill="none" draw:textarea-vertical-align="middle"/>
    </style:style>
    <style:style style:name="gr30" style:family="graphic" style:parent-style-name="objectwithoutfill">
      <style:graphic-properties draw:marker-end="Pontas_20_das_20_setas_20_99" draw:marker-end-width="0.3cm" draw:fill="none" draw:textarea-vertical-align="middle"/>
    </style:style>
    <style:style style:name="gr31" style:family="graphic" style:parent-style-name="objectwithoutfill">
      <style:graphic-properties draw:marker-end="Pontas_20_das_20_setas_20_100" draw:marker-end-width="0.3cm" draw:fill="none" draw:textarea-vertical-align="middle"/>
    </style:style>
    <style:style style:name="gr32" style:family="graphic" style:parent-style-name="objectwithoutfill">
      <style:graphic-properties draw:marker-end="Pontas_20_das_20_setas_20_101" draw:marker-end-width="0.3cm" draw:fill="none" draw:textarea-vertical-align="middle"/>
    </style:style>
    <style:style style:name="gr33" style:family="graphic" style:parent-style-name="objectwithoutfill">
      <style:graphic-properties draw:marker-end="Pontas_20_das_20_setas_20_102" draw:marker-end-width="0.3cm" draw:fill="none" draw:textarea-vertical-align="middle"/>
    </style:style>
    <style:style style:name="gr34" style:family="graphic" style:parent-style-name="objectwithoutfill">
      <style:graphic-properties draw:marker-end="Pontas_20_das_20_setas_20_103" draw:marker-end-width="0.3cm" draw:fill="none" draw:textarea-vertical-align="middle"/>
    </style:style>
    <style:style style:name="gr35" style:family="graphic" style:parent-style-name="objectwithoutfill">
      <style:graphic-properties draw:marker-end="Pontas_20_das_20_setas_20_104" draw:marker-end-width="0.3cm" draw:fill="none" draw:textarea-vertical-align="middle"/>
    </style:style>
    <style:style style:name="gr36" style:family="graphic" style:parent-style-name="objectwithoutfill">
      <style:graphic-properties draw:marker-end="Pontas_20_das_20_setas_20_105" draw:marker-end-width="0.3cm" draw:fill="none" draw:textarea-vertical-align="middle"/>
    </style:style>
    <style:style style:name="gr37" style:family="graphic" style:parent-style-name="objectwithoutfill">
      <style:graphic-properties draw:marker-end="Pontas_20_das_20_setas_20_106" draw:marker-end-width="0.3cm" draw:fill="none" draw:textarea-vertical-align="middle"/>
    </style:style>
    <style:style style:name="gr38" style:family="graphic" style:parent-style-name="standard">
      <style:graphic-properties draw:textarea-horizontal-align="justify" draw:textarea-vertical-align="middle" draw:auto-grow-height="false" fo:min-height="0.068cm" fo:min-width="0cm"/>
      <style:paragraph-properties style:writing-mode="lr-tb"/>
    </style:style>
    <style:style style:name="gr39" style:family="graphic" style:parent-style-name="objectwithoutfill">
      <style:graphic-properties draw:marker-end="Pontas_20_das_20_setas_20_107" draw:marker-end-width="0.3cm" draw:fill="none" draw:textarea-vertical-align="middle"/>
    </style:style>
    <style:style style:name="gr40" style:family="graphic" style:parent-style-name="objectwithoutfill">
      <style:graphic-properties draw:marker-end="Pontas_20_das_20_setas_20_108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3cm" svg:height="0.746cm" draw:transform="skewX (0.00401425727958696) rotate (0.00453785605518526) translate (2.571cm 2.058cm)">
          <text:p text:style-name="P1">Inicio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3.5cm" svg:height="1.5cm" svg:x="2.327cm" svg:y="3.455cm">
          <text:p text:style-name="P1">Inicializa o JO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4cm" svg:height="2.032cm" svg:x="2.07cm" svg:y="7.989cm">
          <text:p text:style-name="P1">Conexão ok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6" draw:id="id6" draw:layer="layout" svg:width="3cm" svg:height="0.746cm" draw:transform="skewX (0.00401425727958696) rotate (0.00453785605518526) translate (2.531cm 13.608cm)">
          <text:p text:style-name="P1">Fim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2" draw:layer="layout" draw:type="line" svg:x1="4.071cm" svg:y1="2.796cm" svg:x2="4.077cm" svg:y2="3.455cm" draw:start-shape="id1" draw:start-glue-point="6" draw:end-shape="id2" draw:end-glue-point="0" svg:d="M4071 2796l6 659" svg:viewBox="0 0 7 660">
          <text:p/>
        </draw:connector>
        <draw:connector draw:style-name="gr5" draw:text-style-name="P2" draw:layer="layout" draw:type="line" svg:x1="4.077cm" svg:y1="4.955cm" svg:x2="4.392cm" svg:y2="5.647cm" draw:start-shape="id2" draw:start-glue-point="2" draw:end-shape="id3" draw:end-glue-point="4" svg:d="M4077 4955l315 692" svg:viewBox="0 0 316 693">
          <text:p/>
        </draw:connector>
        <draw:connector draw:style-name="gr6" draw:text-style-name="P2" draw:layer="layout" draw:type="line" svg:x1="3.359cm" svg:y1="7.291cm" svg:x2="4.07cm" svg:y2="7.989cm" draw:start-shape="id3" draw:start-glue-point="7" draw:end-shape="id4" draw:end-glue-point="4" svg:d="M3359 7291l711 698" svg:viewBox="0 0 712 699">
          <text:p/>
        </draw:connector>
        <draw:connector draw:style-name="gr7" draw:text-style-name="P2" xml:id="id10" draw:id="id10" draw:layer="layout" draw:type="line" svg:x1="4.06cm" svg:y1="12.304cm" svg:x2="4.031cm" svg:y2="13.601cm" draw:start-shape="id5" draw:start-glue-point="6" draw:end-shape="id6" svg:d="M4060 12304l-29 1297" svg:viewBox="0 0 30 1298">
          <text:p/>
        </draw:connector>
        <draw:custom-shape draw:style-name="gr8" draw:text-style-name="P1" xml:id="id7" draw:id="id7" draw:layer="layout" svg:width="3.5cm" svg:height="1.635cm" svg:x="6.53cm" svg:y="8.21cm">
          <text:p text:style-name="P1">Retorna quant. de</text:p>
          <text:p text:style-name="P1"><text:s/>e-mail na con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8" draw:id="id8" draw:layer="layout" svg:width="4.113cm" svg:height="2.032cm" svg:x="10.61cm" svg:y="8.042cm">
          <text:p text:style-name="P1">M++, M &gt;= 1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2" draw:layer="layout" draw:type="line" svg:x1="6.07cm" svg:y1="9.005cm" svg:x2="6.53cm" svg:y2="9.027cm" draw:start-shape="id4" draw:start-glue-point="7" draw:end-shape="id7" draw:end-glue-point="3" svg:d="M6070 9005l460 22" svg:viewBox="0 0 461 23">
          <text:p/>
        </draw:connector>
        <draw:connector draw:style-name="gr11" draw:text-style-name="P2" xml:id="id12" draw:id="id12" draw:layer="layout" draw:type="line" svg:x1="10.03cm" svg:y1="9.027cm" svg:x2="10.61cm" svg:y2="9.058cm" draw:start-shape="id7" draw:start-glue-point="1" draw:end-shape="id8" svg:d="M10030 9027l580 31" svg:viewBox="0 0 581 32">
          <text:p/>
        </draw:connector>
        <draw:connector draw:style-name="gr12" draw:text-style-name="P2" draw:layer="layout" draw:type="line" svg:x1="12.644cm" svg:y1="10.074cm" svg:x2="12.669cm" svg:y2="12.135cm" svg:d="M12644 10074l25 2061" svg:viewBox="0 0 26 2062">
          <text:p/>
        </draw:connector>
        <draw:connector draw:style-name="gr13" draw:text-style-name="P2" draw:layer="layout" draw:type="line" svg:x1="10.501cm" svg:y1="12.932cm" svg:x2="4.045cm" svg:y2="12.952cm" draw:start-shape="id9" draw:start-glue-point="5" draw:end-shape="id10" draw:end-glue-point="0" svg:d="M10501 12932l-6456 20" svg:viewBox="0 0 6457 21">
          <text:p/>
        </draw:connector>
        <draw:custom-shape draw:style-name="gr14" draw:text-style-name="P1" xml:id="id16" draw:id="id16" draw:layer="layout" svg:width="4.113cm" svg:height="1.5cm" svg:x="10.633cm" svg:y="4.063cm">
          <text:p text:style-name="P1">Quant. Anexos </text:p>
          <text:p text:style-name="P1">Disponíve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11" draw:id="id11" draw:layer="layout" svg:width="3.803cm" svg:height="2.032cm" svg:x="10.606cm" svg:y="1.551cm">
          <text:p text:style-name="P1">A++, A &gt;= 1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2" draw:layer="layout" draw:type="line" svg:x1="4.07cm" svg:y1="10.021cm" svg:x2="4.06cm" svg:y2="10.71cm" draw:start-shape="id4" draw:start-glue-point="6" draw:end-shape="id5" svg:d="M4070 10021l-10 689" svg:viewBox="0 0 11 690">
          <text:p/>
        </draw:connector>
        <draw:connector draw:style-name="gr17" draw:text-style-name="P2" draw:layer="layout" draw:line-skew="0.702cm" svg:x1="10.606cm" svg:y1="2.567cm" svg:x2="10.32cm" svg:y2="9.042cm" draw:start-shape="id11" draw:start-glue-point="5" draw:end-shape="id12" draw:end-glue-point="0" svg:d="M10606 2567h-375v6475h89" svg:viewBox="0 0 376 6476">
          <text:p/>
        </draw:connector>
        <draw:custom-shape draw:style-name="gr18" draw:text-style-name="P1" xml:id="id13" draw:id="id13" draw:layer="layout" svg:width="4.692cm" svg:height="1.5cm" svg:x="14.993cm" svg:y="1.811cm">
          <text:p text:style-name="P1">Verifica a extensão do </text:p>
          <text:p text:style-name="P1">anexo no e-mai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9" draw:id="id9" draw:layer="layout" svg:width="4.382cm" svg:height="1.594cm" svg:x="10.501cm" svg:y="12.135cm">
          <text:p text:style-name="P3">Grava status, </text:p>
          <text:p text:style-name="P3">data, hora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0" draw:text-style-name="P3" xml:id="id5" draw:id="id5" draw:layer="layout" svg:width="4.282cm" svg:height="1.594cm" svg:x="1.919cm" svg:y="10.71cm">
          <text:p text:style-name="P3">Grava status de </text:p>
          <text:p text:style-name="P3">erro na tabela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1" draw:text-style-name="P3" xml:id="id15" draw:id="id15" draw:layer="layout" svg:width="4.131cm" svg:height="1.644cm" svg:x="10.606cm" svg:y="5.987cm">
          <text:p text:style-name="P3">Abre o e-mail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3" xml:id="id3" draw:id="id3" draw:layer="layout" svg:width="4.131cm" svg:height="1.644cm" svg:x="1.81cm" svg:y="5.647cm">
          <text:p text:style-name="P3">Conecta conta </text:p>
          <text:p text:style-name="P3">de e-mail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2" draw:text-style-name="P1" xml:id="id14" draw:id="id14" draw:layer="layout" svg:width="3.79cm" svg:height="2.032cm" svg:x="15.46cm" svg:y="3.835cm">
          <text:p text:style-name="P1">XML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2" draw:layer="layout" draw:type="line" svg:x1="17.339cm" svg:y1="3.311cm" svg:x2="17.355cm" svg:y2="3.835cm" draw:start-shape="id13" draw:start-glue-point="2" draw:end-shape="id14" draw:end-glue-point="4" svg:d="M17339 3311l16 524" svg:viewBox="0 0 17 525">
          <text:p/>
        </draw:connector>
        <draw:custom-shape draw:style-name="gr19" draw:text-style-name="P3" xml:id="id26" draw:id="id26" draw:layer="layout" svg:width="4.382cm" svg:height="1.594cm" svg:x="14.998cm" svg:y="22.14cm">
          <text:p text:style-name="P3">Envia os dados </text:p>
          <text:p text:style-name="P3">Validação XML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4" draw:text-style-name="P2" draw:layer="layout" draw:type="line" svg:x1="12.667cm" svg:y1="8.042cm" svg:x2="12.155cm" svg:y2="7.631cm" draw:start-shape="id8" draw:start-glue-point="4" draw:end-shape="id15" draw:end-glue-point="7" svg:d="M12667 8042l-512-411" svg:viewBox="0 0 513 412">
          <text:p/>
        </draw:connector>
        <draw:connector draw:style-name="gr25" draw:text-style-name="P2" draw:layer="layout" draw:type="line" svg:x1="13.188cm" svg:y1="5.987cm" svg:x2="12.689cm" svg:y2="5.563cm" draw:start-shape="id15" draw:start-glue-point="4" draw:end-shape="id16" svg:d="M13188 5987l-499-424" svg:viewBox="0 0 500 425">
          <text:p/>
        </draw:connector>
        <draw:connector draw:style-name="gr26" draw:text-style-name="P2" xml:id="id17" draw:id="id17" draw:layer="layout" draw:type="line" svg:x1="12.689cm" svg:y1="4.063cm" svg:x2="12.507cm" svg:y2="3.583cm" draw:start-shape="id16" draw:start-glue-point="0" draw:end-shape="id11" svg:d="M12689 4063l-182-480" svg:viewBox="0 0 183 481">
          <text:p/>
        </draw:connector>
        <draw:connector draw:style-name="gr27" draw:text-style-name="P2" draw:layer="layout" draw:type="line" svg:x1="14.409cm" svg:y1="2.567cm" svg:x2="14.993cm" svg:y2="2.561cm" draw:start-shape="id11" draw:start-glue-point="7" draw:end-shape="id13" svg:d="M14409 2567l584-6" svg:viewBox="0 0 585 7">
          <text:p/>
        </draw:connector>
        <draw:connector draw:style-name="gr28" draw:text-style-name="P2" xml:id="id19" draw:id="id19" draw:layer="layout" draw:line-skew="1.074cm" svg:x1="15.46cm" svg:y1="4.851cm" svg:x2="12.598cm" svg:y2="3.823cm" draw:start-shape="id14" draw:start-glue-point="5" draw:end-shape="id17" draw:end-glue-point="0" svg:d="M15460 4851h-279v-1028h-2583" svg:viewBox="0 0 2863 1029">
          <text:p/>
        </draw:connector>
        <draw:custom-shape draw:style-name="gr21" draw:text-style-name="P3" xml:id="id20" draw:id="id20" draw:layer="layout" svg:width="4.131cm" svg:height="1.644cm" svg:x="15.287cm" svg:y="6.27cm">
          <text:p text:style-name="P3">Realiza a </text:p>
          <text:p text:style-name="P3">leitura do anexo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2" draw:text-style-name="P1" xml:id="id21" draw:id="id21" draw:layer="layout" svg:width="3.79cm" svg:height="2.032cm" svg:x="15.367cm" svg:y="8.186cm">
          <text:p text:style-name="P1">Erro no anexo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3" xml:id="id18" draw:id="id18" draw:layer="layout" svg:width="4.382cm" svg:height="1.594cm" svg:x="15.057cm" svg:y="10.799cm">
          <text:p text:style-name="P3">Grava status da </text:p>
          <text:p text:style-name="P3">leitura na tabela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9" draw:text-style-name="P2" draw:layer="layout" draw:type="line" svg:x1="15.057cm" svg:y1="11.596cm" svg:x2="15.181cm" svg:y2="4.337cm" draw:start-shape="id18" draw:start-glue-point="5" draw:end-shape="id19" draw:end-glue-point="0" svg:d="M15057 11596l124-7259" svg:viewBox="0 0 125 7260">
          <text:p/>
        </draw:connector>
        <draw:connector draw:style-name="gr30" draw:text-style-name="P2" draw:layer="layout" draw:type="line" svg:x1="17.355cm" svg:y1="5.867cm" svg:x2="17.869cm" svg:y2="6.27cm" draw:start-shape="id14" draw:start-glue-point="6" draw:end-shape="id20" draw:end-glue-point="4" svg:d="M17355 5867l514 403" svg:viewBox="0 0 515 404">
          <text:p/>
        </draw:connector>
        <draw:connector draw:style-name="gr31" draw:text-style-name="P2" draw:layer="layout" draw:type="line" svg:x1="16.836cm" svg:y1="7.914cm" svg:x2="17.262cm" svg:y2="8.186cm" draw:start-shape="id20" draw:start-glue-point="7" draw:end-shape="id21" svg:d="M16836 7914l426 272" svg:viewBox="0 0 427 273">
          <text:p/>
        </draw:connector>
        <draw:connector draw:style-name="gr32" draw:text-style-name="P2" draw:layer="layout" draw:type="line" svg:x1="17.262cm" svg:y1="10.218cm" svg:x2="17.248cm" svg:y2="10.799cm" draw:start-shape="id21" draw:start-glue-point="6" draw:end-shape="id18" draw:end-glue-point="4" svg:d="M17262 10218l-14 581" svg:viewBox="0 0 15 582">
          <text:p/>
        </draw:connector>
        <draw:custom-shape draw:style-name="gr9" draw:text-style-name="P1" xml:id="id22" draw:id="id22" draw:layer="layout" svg:width="4.113cm" svg:height="2.032cm" svg:x="15.161cm" svg:y="14.79cm">
          <text:p text:style-name="P1">XML Ok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2" draw:layer="layout" svg:x1="19.157cm" svg:y1="9.202cm" svg:x2="19.274cm" svg:y2="15.806cm" draw:start-shape="id21" draw:start-glue-point="7" draw:end-shape="id22" draw:end-glue-point="7" svg:d="M19157 9202h618v6604h-501" svg:viewBox="0 0 619 6605">
          <text:p/>
        </draw:connector>
        <draw:custom-shape draw:style-name="gr19" draw:text-style-name="P3" xml:id="id25" draw:id="id25" draw:layer="layout" svg:width="4.382cm" svg:height="1.594cm" svg:x="15.027cm" svg:y="17.323cm">
          <text:p text:style-name="P3">Verifica pra não </text:p>
          <text:p text:style-name="P3">processar em </text:p>
          <text:p text:style-name="P3">duplicidad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xml:id="id23" draw:id="id23" draw:layer="layout" svg:width="4.113cm" svg:height="2.032cm" svg:x="15.109cm" svg:y="19.579cm">
          <text:p text:style-name="P1">XML Duplicado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4" draw:text-style-name="P2" xml:id="id24" draw:id="id24" draw:layer="layout" draw:type="line" svg:x1="17.218cm" svg:y1="14.79cm" svg:x2="17.248cm" svg:y2="12.393cm" draw:start-shape="id22" draw:start-glue-point="4" draw:end-shape="id18" draw:end-glue-point="6" svg:d="M17218 14790l30-2397" svg:viewBox="0 0 31 2398">
          <text:p/>
        </draw:connector>
        <draw:connector draw:style-name="gr35" draw:text-style-name="P2" draw:layer="layout" svg:x1="15.109cm" svg:y1="20.595cm" svg:x2="17.233cm" svg:y2="13.591cm" draw:start-shape="id23" draw:start-glue-point="5" draw:end-shape="id24" draw:end-glue-point="0" svg:d="M15109 20595h-502v-7004h2626" svg:viewBox="0 0 2627 7005">
          <text:p/>
        </draw:connector>
        <draw:connector draw:style-name="gr36" draw:text-style-name="P2" draw:layer="layout" draw:type="line" svg:x1="17.218cm" svg:y1="16.822cm" svg:x2="17.218cm" svg:y2="17.323cm" draw:start-shape="id22" draw:start-glue-point="6" draw:end-shape="id25" svg:d="M17218 16822v501" svg:viewBox="0 0 1 502">
          <text:p/>
        </draw:connector>
        <draw:connector draw:style-name="gr37" draw:text-style-name="P2" draw:layer="layout" draw:type="line" svg:x1="17.218cm" svg:y1="18.917cm" svg:x2="17.165cm" svg:y2="19.579cm" draw:start-shape="id25" draw:start-glue-point="6" draw:end-shape="id23" draw:end-glue-point="0" svg:d="M17218 18917l-53 662" svg:viewBox="0 0 54 663">
          <text:p/>
        </draw:connector>
        <draw:custom-shape draw:style-name="gr38" draw:text-style-name="P1" draw:layer="layout" svg:width="0.387cm" svg:height="0.448cm" svg:x="14.831cm" svg:y="19.971cm">
          <text:p text:style-name="P1">s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onnector draw:style-name="gr39" draw:text-style-name="P2" draw:layer="layout" draw:type="line" svg:x1="17.166cm" svg:y1="21.611cm" svg:x2="17.189cm" svg:y2="22.14cm" draw:start-shape="id23" draw:start-glue-point="6" draw:end-shape="id26" draw:end-glue-point="4" svg:d="M17166 21611l23 529" svg:viewBox="0 0 24 530">
          <text:p/>
        </draw:connector>
        <draw:connector draw:style-name="gr40" draw:text-style-name="P2" draw:layer="layout" svg:x1="17.189cm" svg:y1="23.734cm" svg:x2="12.692cm" svg:y2="13.729cm" draw:start-shape="id26" draw:start-glue-point="6" draw:end-shape="id9" draw:end-glue-point="6" svg:d="M17189 23734v502h-4497v-10507" svg:viewBox="0 0 4498 10508">
          <text:p/>
        </draw:connector>
        <draw:custom-shape draw:style-name="gr38" draw:text-style-name="P1" draw:layer="layout" svg:width="0.387cm" svg:height="0.448cm" svg:x="19.156cm" svg:y="8.609cm">
          <text:p text:style-name="P1">n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8" draw:text-style-name="P1" draw:layer="layout" svg:width="0.387cm" svg:height="0.448cm" svg:x="17.555cm" svg:y="21.484cm">
          <text:p text:style-name="P1">n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8" draw:text-style-name="P1" draw:layer="layout" svg:width="0.387cm" svg:height="0.448cm" svg:x="17.53cm" svg:y="10.12cm">
          <text:p text:style-name="P1">s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8" draw:text-style-name="P1" draw:layer="layout" svg:width="0.387cm" svg:height="0.448cm" svg:x="17.383cm" svg:y="16.822cm">
          <text:p text:style-name="P1">s</text:p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38" draw:text-style-name="P1" draw:layer="layout" svg:width="0.387cm" svg:height="0.448cm" svg:x="17.31cm" svg:y="14.342cm">
          <text:p text:style-name="P1">n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8" draw:text-style-name="P1" draw:layer="layout" svg:width="0.387cm" svg:height="0.448cm" svg:x="17.754cm" svg:y="5.629cm">
          <text:p text:style-name="P1">s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8" draw:text-style-name="P1" draw:layer="layout" svg:width="0.387cm" svg:height="0.448cm" svg:x="15.264cm" svg:y="4.259cm">
          <text:p text:style-name="P1">n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8" draw:text-style-name="P1" draw:layer="layout" svg:width="0.387cm" svg:height="0.448cm" svg:x="14.32cm" svg:y="1.961cm">
          <text:p text:style-name="P1">s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8" draw:text-style-name="P1" draw:layer="layout" svg:width="0.387cm" svg:height="0.448cm" svg:x="10.218cm" svg:y="1.978cm">
          <text:p text:style-name="P1">n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8" draw:text-style-name="P1" draw:layer="layout" svg:width="0.387cm" svg:height="0.448cm" svg:x="12.838cm" svg:y="7.722cm">
          <text:p text:style-name="P1">s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8" draw:text-style-name="P1" draw:layer="layout" svg:width="0.387cm" svg:height="0.448cm" svg:x="12.794cm" svg:y="9.985cm">
          <text:p text:style-name="P1">n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8" draw:text-style-name="P1" draw:layer="layout" svg:width="0.387cm" svg:height="0.448cm" svg:x="5.9cm" svg:y="8.417cm">
          <text:p text:style-name="P1">s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8" draw:text-style-name="P1" draw:layer="layout" svg:width="0.387cm" svg:height="0.448cm" svg:x="4.209cm" svg:y="9.927cm">
          <text:p text:style-name="P1">n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0" draw:display-name="Pontas das setas 10" svg:viewBox="0 0 20 20" svg:d="M0 20l10-20 10 20z"/>
    <draw:marker draw:name="Pontas_20_das_20_setas_20_100" draw:display-name="Pontas das setas 100" svg:viewBox="0 0 20 20" svg:d="M0 20l10-20 10 20z"/>
    <draw:marker draw:name="Pontas_20_das_20_setas_20_101" draw:display-name="Pontas das setas 101" svg:viewBox="0 0 20 20" svg:d="M0 20l10-20 10 20z"/>
    <draw:marker draw:name="Pontas_20_das_20_setas_20_102" draw:display-name="Pontas das setas 102" svg:viewBox="0 0 20 20" svg:d="M0 20l10-20 10 20z"/>
    <draw:marker draw:name="Pontas_20_das_20_setas_20_103" draw:display-name="Pontas das setas 103" svg:viewBox="0 0 20 20" svg:d="M0 20l10-20 10 20z"/>
    <draw:marker draw:name="Pontas_20_das_20_setas_20_104" draw:display-name="Pontas das setas 104" svg:viewBox="0 0 20 20" svg:d="M0 20l10-20 10 20z"/>
    <draw:marker draw:name="Pontas_20_das_20_setas_20_105" draw:display-name="Pontas das setas 105" svg:viewBox="0 0 20 20" svg:d="M0 20l10-20 10 20z"/>
    <draw:marker draw:name="Pontas_20_das_20_setas_20_106" draw:display-name="Pontas das setas 106" svg:viewBox="0 0 20 20" svg:d="M0 20l10-20 10 20z"/>
    <draw:marker draw:name="Pontas_20_das_20_setas_20_107" draw:display-name="Pontas das setas 107" svg:viewBox="0 0 20 20" svg:d="M0 20l10-20 10 20z"/>
    <draw:marker draw:name="Pontas_20_das_20_setas_20_108" draw:display-name="Pontas das setas 108" svg:viewBox="0 0 20 20" svg:d="M0 20l10-20 10 20z"/>
    <draw:marker draw:name="Pontas_20_das_20_setas_20_11" draw:display-name="Pontas das setas 11" svg:viewBox="0 0 20 20" svg:d="M0 20l10-20 10 20z"/>
    <draw:marker draw:name="Pontas_20_das_20_setas_20_12" draw:display-name="Pontas das setas 12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9" draw:display-name="Pontas das setas 19" svg:viewBox="0 0 20 20" svg:d="M0 20l10-20 10 20z"/>
    <draw:marker draw:name="Pontas_20_das_20_setas_20_20" draw:display-name="Pontas das setas 20" svg:viewBox="0 0 20 20" svg:d="M0 20l10-20 10 20z"/>
    <draw:marker draw:name="Pontas_20_das_20_setas_20_22" draw:display-name="Pontas das setas 22" svg:viewBox="0 0 20 20" svg:d="M0 20l10-20 10 20z"/>
    <draw:marker draw:name="Pontas_20_das_20_setas_20_23" draw:display-name="Pontas das setas 23" svg:viewBox="0 0 20 20" svg:d="M0 20l10-20 10 20z"/>
    <draw:marker draw:name="Pontas_20_das_20_setas_20_24" draw:display-name="Pontas das setas 24" svg:viewBox="0 0 20 20" svg:d="M0 20l10-20 10 20z"/>
    <draw:marker draw:name="Pontas_20_das_20_setas_20_25" draw:display-name="Pontas das setas 25" svg:viewBox="0 0 20 20" svg:d="M0 20l10-20 10 20z"/>
    <draw:marker draw:name="Pontas_20_das_20_setas_20_26" draw:display-name="Pontas das setas 26" svg:viewBox="0 0 20 20" svg:d="M0 20l10-20 10 20z"/>
    <draw:marker draw:name="Pontas_20_das_20_setas_20_29" draw:display-name="Pontas das setas 29" svg:viewBox="0 0 20 20" svg:d="M0 20l10-20 10 20z"/>
    <draw:marker draw:name="Pontas_20_das_20_setas_20_30" draw:display-name="Pontas das setas 30" svg:viewBox="0 0 20 20" svg:d="M0 20l10-20 10 20z"/>
    <draw:marker draw:name="Pontas_20_das_20_setas_20_31" draw:display-name="Pontas das setas 31" svg:viewBox="0 0 20 20" svg:d="M0 20l10-20 10 20z"/>
    <draw:marker draw:name="Pontas_20_das_20_setas_20_32" draw:display-name="Pontas das setas 32" svg:viewBox="0 0 20 20" svg:d="M0 20l10-20 10 20z"/>
    <draw:marker draw:name="Pontas_20_das_20_setas_20_34" draw:display-name="Pontas das setas 34" svg:viewBox="0 0 20 20" svg:d="M0 20l10-20 10 20z"/>
    <draw:marker draw:name="Pontas_20_das_20_setas_20_35" draw:display-name="Pontas das setas 35" svg:viewBox="0 0 20 20" svg:d="M0 20l10-20 10 20z"/>
    <draw:marker draw:name="Pontas_20_das_20_setas_20_36" draw:display-name="Pontas das setas 36" svg:viewBox="0 0 20 20" svg:d="M0 20l10-20 10 20z"/>
    <draw:marker draw:name="Pontas_20_das_20_setas_20_38" draw:display-name="Pontas das setas 38" svg:viewBox="0 0 20 20" svg:d="M0 20l10-20 10 20z"/>
    <draw:marker draw:name="Pontas_20_das_20_setas_20_39" draw:display-name="Pontas das setas 39" svg:viewBox="0 0 20 20" svg:d="M0 20l10-20 10 20z"/>
    <draw:marker draw:name="Pontas_20_das_20_setas_20_40" draw:display-name="Pontas das setas 40" svg:viewBox="0 0 20 20" svg:d="M0 20l10-20 10 20z"/>
    <draw:marker draw:name="Pontas_20_das_20_setas_20_41" draw:display-name="Pontas das setas 41" svg:viewBox="0 0 20 20" svg:d="M0 20l10-20 10 20z"/>
    <draw:marker draw:name="Pontas_20_das_20_setas_20_42" draw:display-name="Pontas das setas 42" svg:viewBox="0 0 20 20" svg:d="M0 20l10-20 10 20z"/>
    <draw:marker draw:name="Pontas_20_das_20_setas_20_43" draw:display-name="Pontas das setas 43" svg:viewBox="0 0 20 20" svg:d="M0 20l10-20 10 20z"/>
    <draw:marker draw:name="Pontas_20_das_20_setas_20_44" draw:display-name="Pontas das setas 44" svg:viewBox="0 0 20 20" svg:d="M0 20l10-20 10 20z"/>
    <draw:marker draw:name="Pontas_20_das_20_setas_20_45" draw:display-name="Pontas das setas 45" svg:viewBox="0 0 20 20" svg:d="M0 20l10-20 10 20z"/>
    <draw:marker draw:name="Pontas_20_das_20_setas_20_46" draw:display-name="Pontas das setas 46" svg:viewBox="0 0 20 20" svg:d="M0 20l10-20 10 20z"/>
    <draw:marker draw:name="Pontas_20_das_20_setas_20_47" draw:display-name="Pontas das setas 47" svg:viewBox="0 0 20 20" svg:d="M0 20l10-20 10 20z"/>
    <draw:marker draw:name="Pontas_20_das_20_setas_20_48" draw:display-name="Pontas das setas 48" svg:viewBox="0 0 20 20" svg:d="M0 20l10-20 10 20z"/>
    <draw:marker draw:name="Pontas_20_das_20_setas_20_49" draw:display-name="Pontas das setas 49" svg:viewBox="0 0 20 20" svg:d="M0 20l10-20 10 20z"/>
    <draw:marker draw:name="Pontas_20_das_20_setas_20_50" draw:display-name="Pontas das setas 50" svg:viewBox="0 0 20 20" svg:d="M0 20l10-20 10 20z"/>
    <draw:marker draw:name="Pontas_20_das_20_setas_20_51" draw:display-name="Pontas das setas 51" svg:viewBox="0 0 20 20" svg:d="M0 20l10-20 10 20z"/>
    <draw:marker draw:name="Pontas_20_das_20_setas_20_52" draw:display-name="Pontas das setas 52" svg:viewBox="0 0 20 20" svg:d="M0 20l10-20 10 20z"/>
    <draw:marker draw:name="Pontas_20_das_20_setas_20_54" draw:display-name="Pontas das setas 54" svg:viewBox="0 0 20 20" svg:d="M0 20l10-20 10 20z"/>
    <draw:marker draw:name="Pontas_20_das_20_setas_20_55" draw:display-name="Pontas das setas 55" svg:viewBox="0 0 20 20" svg:d="M0 20l10-20 10 20z"/>
    <draw:marker draw:name="Pontas_20_das_20_setas_20_56" draw:display-name="Pontas das setas 56" svg:viewBox="0 0 20 20" svg:d="M0 20l10-20 10 20z"/>
    <draw:marker draw:name="Pontas_20_das_20_setas_20_57" draw:display-name="Pontas das setas 57" svg:viewBox="0 0 20 20" svg:d="M0 20l10-20 10 20z"/>
    <draw:marker draw:name="Pontas_20_das_20_setas_20_59" draw:display-name="Pontas das setas 59" svg:viewBox="0 0 20 20" svg:d="M0 20l10-20 10 20z"/>
    <draw:marker draw:name="Pontas_20_das_20_setas_20_6" draw:display-name="Pontas das setas 6" svg:viewBox="0 0 20 20" svg:d="M0 20l10-20 10 20z"/>
    <draw:marker draw:name="Pontas_20_das_20_setas_20_60" draw:display-name="Pontas das setas 60" svg:viewBox="0 0 20 20" svg:d="M0 20l10-20 10 20z"/>
    <draw:marker draw:name="Pontas_20_das_20_setas_20_63" draw:display-name="Pontas das setas 63" svg:viewBox="0 0 20 20" svg:d="M0 20l10-20 10 20z"/>
    <draw:marker draw:name="Pontas_20_das_20_setas_20_64" draw:display-name="Pontas das setas 64" svg:viewBox="0 0 20 20" svg:d="M0 20l10-20 10 20z"/>
    <draw:marker draw:name="Pontas_20_das_20_setas_20_65" draw:display-name="Pontas das setas 65" svg:viewBox="0 0 20 20" svg:d="M0 20l10-20 10 20z"/>
    <draw:marker draw:name="Pontas_20_das_20_setas_20_66" draw:display-name="Pontas das setas 66" svg:viewBox="0 0 20 20" svg:d="M0 20l10-20 10 20z"/>
    <draw:marker draw:name="Pontas_20_das_20_setas_20_67" draw:display-name="Pontas das setas 67" svg:viewBox="0 0 20 20" svg:d="M0 20l10-20 10 20z"/>
    <draw:marker draw:name="Pontas_20_das_20_setas_20_68" draw:display-name="Pontas das setas 68" svg:viewBox="0 0 20 20" svg:d="M0 20l10-20 10 20z"/>
    <draw:marker draw:name="Pontas_20_das_20_setas_20_70" draw:display-name="Pontas das setas 70" svg:viewBox="0 0 20 20" svg:d="M0 20l10-20 10 20z"/>
    <draw:marker draw:name="Pontas_20_das_20_setas_20_71" draw:display-name="Pontas das setas 71" svg:viewBox="0 0 20 20" svg:d="M0 20l10-20 10 20z"/>
    <draw:marker draw:name="Pontas_20_das_20_setas_20_72" draw:display-name="Pontas das setas 72" svg:viewBox="0 0 20 20" svg:d="M0 20l10-20 10 20z"/>
    <draw:marker draw:name="Pontas_20_das_20_setas_20_73" draw:display-name="Pontas das setas 73" svg:viewBox="0 0 20 20" svg:d="M0 20l10-20 10 20z"/>
    <draw:marker draw:name="Pontas_20_das_20_setas_20_74" draw:display-name="Pontas das setas 74" svg:viewBox="0 0 20 20" svg:d="M0 20l10-20 10 20z"/>
    <draw:marker draw:name="Pontas_20_das_20_setas_20_76" draw:display-name="Pontas das setas 76" svg:viewBox="0 0 20 20" svg:d="M0 20l10-20 10 20z"/>
    <draw:marker draw:name="Pontas_20_das_20_setas_20_77" draw:display-name="Pontas das setas 77" svg:viewBox="0 0 20 20" svg:d="M0 20l10-20 10 20z"/>
    <draw:marker draw:name="Pontas_20_das_20_setas_20_78" draw:display-name="Pontas das setas 78" svg:viewBox="0 0 20 20" svg:d="M0 20l10-20 10 20z"/>
    <draw:marker draw:name="Pontas_20_das_20_setas_20_8" draw:display-name="Pontas das setas 8" svg:viewBox="0 0 20 20" svg:d="M0 20l10-20 10 20z"/>
    <draw:marker draw:name="Pontas_20_das_20_setas_20_81" draw:display-name="Pontas das setas 81" svg:viewBox="0 0 20 20" svg:d="M0 20l10-20 10 20z"/>
    <draw:marker draw:name="Pontas_20_das_20_setas_20_82" draw:display-name="Pontas das setas 82" svg:viewBox="0 0 20 20" svg:d="M0 20l10-20 10 20z"/>
    <draw:marker draw:name="Pontas_20_das_20_setas_20_83" draw:display-name="Pontas das setas 83" svg:viewBox="0 0 20 20" svg:d="M0 20l10-20 10 20z"/>
    <draw:marker draw:name="Pontas_20_das_20_setas_20_87" draw:display-name="Pontas das setas 87" svg:viewBox="0 0 20 20" svg:d="M0 20l10-20 10 20z"/>
    <draw:marker draw:name="Pontas_20_das_20_setas_20_89" draw:display-name="Pontas das setas 89" svg:viewBox="0 0 20 20" svg:d="M0 20l10-20 10 20z"/>
    <draw:marker draw:name="Pontas_20_das_20_setas_20_9" draw:display-name="Pontas das setas 9" svg:viewBox="0 0 20 20" svg:d="M0 20l10-20 10 20z"/>
    <draw:marker draw:name="Pontas_20_das_20_setas_20_90" draw:display-name="Pontas das setas 90" svg:viewBox="0 0 20 20" svg:d="M0 20l10-20 10 20z"/>
    <draw:marker draw:name="Pontas_20_das_20_setas_20_91" draw:display-name="Pontas das setas 91" svg:viewBox="0 0 20 20" svg:d="M0 20l10-20 10 20z"/>
    <draw:marker draw:name="Pontas_20_das_20_setas_20_92" draw:display-name="Pontas das setas 92" svg:viewBox="0 0 20 20" svg:d="M0 20l10-20 10 20z"/>
    <draw:marker draw:name="Pontas_20_das_20_setas_20_93" draw:display-name="Pontas das setas 93" svg:viewBox="0 0 20 20" svg:d="M0 20l10-20 10 20z"/>
    <draw:marker draw:name="Pontas_20_das_20_setas_20_95" draw:display-name="Pontas das setas 95" svg:viewBox="0 0 20 20" svg:d="M0 20l10-20 10 20z"/>
    <draw:marker draw:name="Pontas_20_das_20_setas_20_96" draw:display-name="Pontas das setas 96" svg:viewBox="0 0 20 20" svg:d="M0 20l10-20 10 20z"/>
    <draw:marker draw:name="Pontas_20_das_20_setas_20_97" draw:display-name="Pontas das setas 97" svg:viewBox="0 0 20 20" svg:d="M0 20l10-20 10 20z"/>
    <draw:marker draw:name="Pontas_20_das_20_setas_20_98" draw:display-name="Pontas das setas 98" svg:viewBox="0 0 20 20" svg:d="M0 20l10-20 10 20z"/>
    <draw:marker draw:name="Pontas_20_das_20_setas_20_99" draw:display-name="Pontas das setas 99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 style:parent-style-name="A4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ffffff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6T10:14:52.848497089</meta:creation-date>
    <dc:date>2021-10-27T11:56:30.345719476</dc:date>
    <meta:editing-duration>PT58M2S</meta:editing-duration>
    <meta:editing-cycles>11</meta:editing-cycles>
    <meta:generator>LibreOffice/7.0.4.2$Linux_X86_64 LibreOffice_project/dcf040e67528d9187c66b2379df5ea4407429775</meta:generator>
    <meta:document-statistic meta:object-count="62"/>
  </office:meta>
</office:document-meta>
</file>